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1</text:p>
          </table:table-cell>
          <table:table-cell office:value-type="string">
            <text:p>AB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ris 2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Kevin Waldherr</text:p>
          </table:table-cell>
          <table:table-cell office:value-type="string">
            <text:p>Langenburg 1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y Hrycak</text:p>
          </table:table-cell>
          <table:table-cell office:value-type="string">
            <text:p>Langenburg 1</text:p>
          </table:table-cell>
          <table:table-cell office:value-type="string">
            <text:p>AB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atlyn Hatt</text:p>
          </table:table-cell>
          <table:table-cell office:value-type="string">
            <text:p>Langenburg 1</text:p>
          </table:table-cell>
          <table:table-cell office:value-type="string">
            <text:p>AB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B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B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mryn Siemens</text:p>
          </table:table-cell>
          <table:table-cell office:value-type="string">
            <text:p>Morris 2</text:p>
          </table:table-cell>
          <table:table-cell office:value-type="string">
            <text:p>AB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dalia Bartel</text:p>
          </table:table-cell>
          <table:table-cell office:value-type="string">
            <text:p>Morris 2</text:p>
          </table:table-cell>
          <table:table-cell office:value-type="string">
            <text:p>AB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annah Bartel</text:p>
          </table:table-cell>
          <table:table-cell office:value-type="string">
            <text:p>Morris 2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2</text:p>
          </table:table-cell>
          <table:table-cell office:value-type="string">
            <text:p>AB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7:46.1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4" meta:object-count="0"/>
  </office:meta>
</office:document-meta>
</file>